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73cm"/>
    </style:style>
    <style:style style:name="co3" style:family="table-column">
      <style:table-column-properties fo:break-before="auto" style:column-width="3.831cm"/>
    </style:style>
    <style:style style:name="co4" style:family="table-column">
      <style:table-column-properties fo:break-before="auto" style:column-width="2.5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>
            <text:p>release</text:p>
          </table:table-cell>
          <table:table-cell table:number-columns-repeated="7"/>
        </table:table-row>
        <table:table-row table:style-name="ro1">
          <table:table-cell table:style-name="ce1" office:value-type="string">
            <text:p>press</text:p>
          </table:table-cell>
          <table:table-cell/>
          <table:table-cell table:style-name="ce2" office:value-type="string">
            <text:p>source</text:p>
          </table:table-cell>
          <table:table-cell table:number-columns-repeated="3"/>
          <table:table-cell table:style-name="ce2" office:value-type="string">
            <text:p>targe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1<text:span text:style-name="T1">st</text:span> = 2<text:span text:style-name="T1">nd</text:span>?</text:p>
          </table:table-cell>
          <table:table-cell table:number-columns-repeated="2" table:style-name="ce3" office:value-type="string">
            <text:p>y</text:p>
          </table:table-cell>
          <table:table-cell table:number-columns-repeated="2" table:style-name="ce3" office:value-type="string">
            <text:p>n</text:p>
          </table:table-cell>
          <table:table-cell table:number-columns-repeated="2" table:style-name="ce3" office:value-type="string">
            <text:p>y</text:p>
          </table:table-cell>
          <table:table-cell table:number-columns-repeated="2" table:style-name="ce3" office:value-type="string">
            <text:p>n</text:p>
          </table:table-cell>
        </table:table-row>
        <table:table-row table:style-name="ro1">
          <table:table-cell/>
          <table:table-cell table:style-name="ce2" office:value-type="string">
            <text:p>selected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</table:table-row>
        <table:table-row table:style-name="ro1">
          <table:table-cell table:style-name="ce2" office:value-type="string">
            <text:p>source</text:p>
          </table:table-cell>
          <table:table-cell/>
          <table:table-cell office:value-type="string">
            <text:p>UNSELECT 1</text:p>
          </table:table-cell>
          <table:table-cell office:value-type="string">
            <text:p>SELECT 1</text:p>
          </table:table-cell>
          <table:table-cell office:value-type="string">
            <text:p>UNSELECT 1</text:p>
          </table:table-cell>
          <table:table-cell office:value-type="string">
            <text:p>NOOP</text:p>
          </table:table-cell>
          <table:table-cell table:number-columns-repeated="4"/>
        </table:table-row>
        <table:table-row table:style-name="ro1">
          <table:table-cell table:style-name="ce2" office:value-type="string">
            <text:p>target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trl presse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ELECT 1</text:p>
          </table:table-cell>
          <table:table-cell office:value-type="string">
            <text:p>select 1<text:span text:style-name="T1">st</text:span></text:p>
          </table:table-cell>
          <table:table-cell office:value-type="string">
            <text:p>select 1<text:span text:style-name="T1">st</text:span>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ELECT 2</text:p>
          </table:table-cell>
          <table:table-cell office:value-type="string">
            <text:p>unselect all, select 2<text:span text:style-name="T1">nd</text:span></text:p>
          </table:table-cell>
          <table:table-cell office:value-type="string">
            <text:p>select 2<text:span text:style-name="T1">nd</text:span>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UNSELECT 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UNSELECT 2</text:p>
          </table:table-cell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6">16.04.2024</text:date>, <text:time>16:09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f Meyer</meta:initial-creator>
    <meta:creation-date>2024-04-15T17:42:33.89</meta:creation-date>
    <dc:date>2024-04-16T16:09:39.15</dc:date>
    <dc:creator>Rolf Meyer</dc:creator>
    <meta:editing-duration>PT30M3S</meta:editing-duration>
    <meta:editing-cycles>3</meta:editing-cycles>
    <meta:generator>OpenOffice/4.1.15$Win32 OpenOffice.org_project/4115m2$Build-9813</meta:generator>
    <meta:document-statistic meta:table-count="3" meta:cell-count="39" meta:object-count="0"/>
  </office:meta>
</office:document-meta>
</file>